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695f" officeooo:paragraph-rsid="00046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file system works</text:p>
      <text:p text:style-name="P1"/>
      <text:p text:style-name="P1"><text:a xlink:type="simple" xlink:href="http://askubuntu.com/questions/138547/how-to-understand-the-ubuntu-file-system-layout" text:style-name="Internet_20_link" text:visited-style-name="Visited_20_Internet_20_Link">http://askubuntu.com/questions/138547/how-to-understand-the-ubuntu-file-system-layout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2:53:59.330959453</meta:creation-date>
    <dc:date>2016-05-19T22:54:46.148949887</dc:date>
    <meta:editing-duration>PT47S</meta:editing-duration>
    <meta:editing-cycles>1</meta:editing-cycles>
    <meta:document-statistic meta:table-count="0" meta:image-count="0" meta:object-count="0" meta:page-count="1" meta:paragraph-count="2" meta:word-count="5" meta:character-count="106" meta:non-whitespace-character-count="103"/>
    <meta:generator>LibreOffice/5.0.5.2$Linux_x86 LibreOffice_project/00m0$Build-2</meta:generator>
  </office:meta>
</office:document-meta>
</file>